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Rod" svg:font-family="Ro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be7a" officeooo:paragraph-rsid="00257465"/>
    </style:style>
    <style:style style:name="P2" style:family="paragraph" style:parent-style-name="Standard">
      <style:paragraph-properties fo:text-align="justify" style:justify-single-word="false"/>
      <style:text-properties style:font-name="Consolas" officeooo:rsid="00198366" officeooo:paragraph-rsid="00198366"/>
    </style:style>
    <style:style style:name="P3" style:family="paragraph" style:parent-style-name="Standard">
      <style:paragraph-properties fo:text-align="justify" style:justify-single-word="false"/>
      <style:text-properties style:font-name="Consolas" officeooo:rsid="00198366" officeooo:paragraph-rsid="001ac8e3"/>
    </style:style>
    <style:style style:name="P4" style:family="paragraph" style:parent-style-name="Standard">
      <style:paragraph-properties fo:text-align="justify" style:justify-single-word="false"/>
      <style:text-properties style:font-name="Consolas" officeooo:rsid="001ac8e3" officeooo:paragraph-rsid="001ac8e3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onsolas" officeooo:rsid="001ac8e3" officeooo:paragraph-rsid="001ac8e3"/>
    </style:style>
    <style:style style:name="P6" style:family="paragraph" style:parent-style-name="Standard">
      <style:paragraph-properties fo:text-align="justify" style:justify-single-word="false"/>
      <style:text-properties style:font-name="Consolas" officeooo:rsid="001bbe7a" officeooo:paragraph-rsid="001bbe7a"/>
    </style:style>
    <style:style style:name="P7" style:family="paragraph" style:parent-style-name="Standard">
      <style:paragraph-properties fo:text-align="justify" style:justify-single-word="false"/>
      <style:text-properties style:font-name="Consolas" officeooo:rsid="001bbe7a" officeooo:paragraph-rsid="00206ecf"/>
    </style:style>
    <style:style style:name="P8" style:family="paragraph" style:parent-style-name="Standard">
      <style:paragraph-properties fo:text-align="justify" style:justify-single-word="false"/>
      <style:text-properties style:font-name="Consolas" officeooo:rsid="001bbe7a" officeooo:paragraph-rsid="0025cc27"/>
    </style:style>
    <style:style style:name="P9" style:family="paragraph" style:parent-style-name="Standard">
      <style:paragraph-properties fo:text-align="justify" style:justify-single-word="false"/>
      <style:text-properties style:font-name="Consolas" officeooo:rsid="001bbe7a" officeooo:paragraph-rsid="00257465"/>
    </style:style>
    <style:style style:name="P10" style:family="paragraph" style:parent-style-name="Standard">
      <style:paragraph-properties fo:text-align="justify" style:justify-single-word="false"/>
      <style:text-properties style:font-name="Consolas" officeooo:rsid="001bbe7a" officeooo:paragraph-rsid="00271cbf"/>
    </style:style>
    <style:style style:name="P11" style:family="paragraph" style:parent-style-name="Standard">
      <style:paragraph-properties fo:text-align="justify" style:justify-single-word="false"/>
      <style:text-properties style:font-name="Consolas" fo:font-weight="bold" officeooo:rsid="00198366" officeooo:paragraph-rsid="0019836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nsolas" fo:font-weight="bold" officeooo:rsid="001bbe7a" officeooo:paragraph-rsid="001bbe7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8cec7" officeooo:paragraph-rsid="0028cec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8cec7" officeooo:paragraph-rsid="002a89e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8cec7" officeooo:paragraph-rsid="002d5a96" style:font-weight-asian="bold" style:font-weight-complex="bold"/>
    </style:style>
    <style:style style:name="T1" style:family="text">
      <style:text-properties officeooo:rsid="001ac8e3"/>
    </style:style>
    <style:style style:name="T2" style:family="text">
      <style:text-properties officeooo:rsid="001bbe7a"/>
    </style:style>
    <style:style style:name="T3" style:family="text">
      <style:text-properties officeooo:rsid="00206ecf"/>
    </style:style>
    <style:style style:name="T4" style:family="text">
      <style:text-properties style:font-name="Consolas"/>
    </style:style>
    <style:style style:name="T5" style:family="text">
      <style:text-properties style:font-name="Consolas" officeooo:rsid="00206ecf"/>
    </style:style>
    <style:style style:name="T6" style:family="text">
      <style:text-properties style:font-name="Consolas" fo:font-weight="normal" style:font-weight-asian="normal" style:font-weight-complex="normal"/>
    </style:style>
    <style:style style:name="T7" style:family="text">
      <style:text-properties style:font-name="Consolas" fo:font-weight="normal" officeooo:rsid="002a89eb" style:font-weight-asian="normal" style:font-weight-complex="normal"/>
    </style:style>
    <style:style style:name="T8" style:family="text">
      <style:text-properties style:font-name="Consolas" fo:font-weight="normal" officeooo:rsid="00206ecf" style:font-weight-asian="normal" style:font-weight-complex="normal"/>
    </style:style>
    <style:style style:name="T9" style:family="text">
      <style:text-properties style:font-name="Consolas" fo:font-weight="normal" officeooo:rsid="002c6a83" style:font-weight-asian="normal" style:font-weight-complex="normal"/>
    </style:style>
    <style:style style:name="T10" style:family="text">
      <style:text-properties style:font-name="Consolas" fo:font-weight="normal" officeooo:rsid="002d5a96" style:font-weight-asian="normal" style:font-weight-complex="normal"/>
    </style:style>
    <style:style style:name="T11" style:family="text">
      <style:text-properties style:font-name="Consolas" officeooo:rsid="002a89eb"/>
    </style:style>
    <style:style style:name="T12" style:family="text">
      <style:text-properties style:font-name="Consolas" officeooo:rsid="002c6a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26cm" fo:text-indent="-0.635cm" fo:margin-left="8.3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Introdução</text:p>
      <text:p text:style-name="P2"/>
      <text:p text:style-name="P2"><text:tab/>Este documento tem por objetivo apresentar e explicar o diagrama de classes do projeto Campo Minado da disciplina de Projeto Detalhado de Software do curso de Engenharia de Software. Serão abordados aspectos tais como, motivo de origem, função e utilização de cada classe que compõe o diagrama.</text:p>
      <text:p text:style-name="P2"><text:tab/>Neste documento também serão discutidos todos os padrões que foram utilizados na construção da solução do projeto Campo Minado.</text:p>
      <text:p text:style-name="P2"/>
      <text:p text:style-name="P11">2.Aspecto Geral</text:p>
      <text:p text:style-name="P2"/>
      <text:p text:style-name="P3"><text:tab/><text:span text:style-name="T1">Em geral, o diagrama de classes foi desenvolvido utilizando uma abordagem heurística das diretrizes de baixo-acoplamento e alta coesão das classes. Isto é, todas as classes contidas no diagrama estão em bons níveis de acoplamento para com as outras e de coesão para consigo mesmas.</text:span></text:p>
      <text:p text:style-name="P4"><text:tab/>Foi utilizado enumerações para diversos fins neste diagrama. Segue as utilizações:</text:p>
      <text:list xml:id="list1693177925354630783" text:style-name="L1">
        <text:list-item>
          <text:p text:style-name="P5">Definir os possíveis conteúdos de um quadrado (número, vazio ou mina).</text:p>
        </text:list-item>
        <text:list-item>
          <text:p text:style-name="P5">Definir os possíveis estados de um quadrado (bandeira, dúvida ou nenhum dos dois).</text:p>
        </text:list-item>
        <text:list-item>
          <text:p text:style-name="P5">Definir os diferentes tipos de tabuleiro.</text:p>
        </text:list-item>
        <text:list-item>
          <text:p text:style-name="P5">Definir os possíveis resultados de uma jogada (derrota, vitória, ou a continuação do jogo).</text:p>
        </text:list-item>
        <text:list-item>
          <text:p text:style-name="P5">Definir os possíveis tipos de jogada (abrir ou marcar um quadrado)</text:p>
        </text:list-item>
      </text:list>
      <text:p text:style-name="P4"/>
      <text:p text:style-name="P4"><text:tab/>Outra abordage<text:span text:style-name="T2">m</text:span> utilizad<text:span text:style-name="T2">a</text:span> foi a de interfaces <text:span text:style-name="T2">que fora implementado na criação de interadores em geral e para designar responsabilidades as classes distribuidoras de minas.</text:span></text:p>
      <text:p text:style-name="P4"/>
      <text:p text:style-name="P12">3.Sobre as classes <text:span text:style-name="T3">e enumerações</text:span></text:p>
      <text:p text:style-name="P6"/>
      <text:p text:style-name="P6"><text:span text:style-name="T3"><text:tab/>Classe: Conteúdo</text:span></text:p>
      <text:p text:style-name="P6"><text:span text:style-name="T3"><text:tab/>Descrição: Define atributos e métodos para o conteúdo de um quadrado. Um conteúdo contém o tipo e um ícone, que é o que será exibido por um quadrado, quando este estiver aberto. Para cada tipo de conteúdo, existe um ícone específico.</text:span></text:p>
      <text:p text:style-name="P6"/>
      <text:p text:style-name="P7"><text:span text:style-name="T3"><text:tab/>Classe: DistribuirAleatório</text:span></text:p>
      <text:p text:style-name="P7"><text:span text:style-name="T3"><text:tab/>Descrição: Define uma implementação que distribuí as minas no tabuleiro de forma aleatória.</text:span></text:p>
      <text:p text:style-name="P7"/>
      <text:p text:style-name="P7"><text:span text:style-name="T3"><text:tab/>Classe: DistribuirPorArquivo</text:span></text:p>
      <text:p text:style-name="P7"><text:span text:style-name="T3"><text:tab/>Descrição: Define uma implementação que distribuí as minas no tabuleiro baseados em dados contidos em um documento .txt.</text:span></text:p>
      <text:p text:style-name="P7"><text:span text:style-name="T3"/></text:p>
      <text:p text:style-name="P7"><text:span text:style-name="T3"><text:tab/>Classe: Jogada</text:span></text:p>
      <text:p text:style-name="P7"><text:span text:style-name="T3"><text:tab/>Descrição: Define atributos e métodos para um tipo de jogada. Um tipo de jogada que é basicamente abrir ou marcar um quadrado no </text:span><text:soft-page-break/><text:span text:style-name="T3">tabuleiro.</text:span></text:p>
      <text:p text:style-name="P7"/>
      <text:p text:style-name="P7"><text:span text:style-name="T3"><text:tab/>Classe: <text:s/>Marcação</text:span></text:p>
      <text:p text:style-name="P7"><text:span text:style-name="T3"><text:tab/>Descrição: Define os atributos e métodos para a marcação de uma quadrado. Uma marcação contém um tipo e um ícone, que é o que será exibido por um quadrado, quando este estiver fechado. Para cada tipo de marcação, existe um ícone específico.</text:span></text:p>
      <text:p text:style-name="P7"><text:span text:style-name="T3"/></text:p>
      <text:p text:style-name="P7"><text:span text:style-name="T3"><text:tab/>Classe: Quadrado</text:span></text:p>
      <text:p text:style-name="P7"><text:span text:style-name="T3"><text:tab/>Descrição: Define atributos e métodos para um quadrado. Nesta classe contém dados sobre o estado do quadrado, tais como, se está aberto ou não, sua quantidade de minas vizinhas, seu conteúdo e sua marcação e sua posição no tabuleiro ( linha e coluna ).</text:span></text:p>
      <text:p text:style-name="P7"/>
      <text:p text:style-name="P7"><text:span text:style-name="T3"><text:tab/>Classe: Tabuleiro</text:span></text:p>
      <text:p text:style-name="P7"><text:span text:style-name="T3"><text:tab/>Descrição: Utiliza as classes TipoTabuleiro, Quadrado e Distribuir Minas para definir e montar um tabuleiro. É a classe principal do diagrama.</text:span></text:p>
      <text:p text:style-name="P7"/>
      <text:p text:style-name="P7"><text:span text:style-name="T3"><text:tab/>Classe: BandeiraIterator</text:span></text:p>
      <text:p text:style-name="P7"><text:span text:style-name="T3"><text:tab/>Descrição: Classe responsável por iterar sobre os quadrados que estão marcados com bandeira no tabuleiro.</text:span></text:p>
      <text:p text:style-name="P7"><text:span text:style-name="T3"/></text:p>
      <text:p text:style-name="P8"><text:span text:style-name="T3"><text:tab/>Classe: MinasIterator</text:span></text:p>
      <text:p text:style-name="P10"><text:span text:style-name="T3"><text:tab/>Descrição: Classe responsável por iterar sobre os quadrados que possuem em seu conteúdo uma mina.</text:span></text:p>
      <text:p text:style-name="P10"><text:span text:style-name="T3"/></text:p>
      <text:p text:style-name="P8"><text:span text:style-name="T3"><text:tab/>Classe: VizinhosIterator</text:span></text:p>
      <text:p text:style-name="P10"><text:span text:style-name="T3"><text:tab/>Descrição: Classe responsável por iterar sobre os vizinhos de cada quadrado do tabuleiro.</text:span></text:p>
      <text:p text:style-name="P10"><text:span text:style-name="T3"/></text:p>
      <text:p text:style-name="P8"><text:span text:style-name="T3"><text:tab/>Classe: TabuleiroIterador</text:span></text:p>
      <text:p text:style-name="P10"><text:span text:style-name="T3"><text:tab/>Descrição: Classe responsável por iterar sobre os quadrados em geral de um tabuleiro.</text:span></text:p>
      <text:p text:style-name="P7"/>
      <text:p text:style-name="P7"><text:span text:style-name="T3"><text:tab/>Enumeração: TipoConteúdo</text:span></text:p>
      <text:p text:style-name="P7"><text:span text:style-name="T3"><text:tab/>Descrição: Define os tipos de conteúdo para um quadrado. Esses conteúdos podem ser de três tipos: Numero, Mina ou Vazio.</text:span></text:p>
      <text:p text:style-name="P7"/>
      <text:p text:style-name="P9"><text:span text:style-name="T3"><text:tab/>Enumeração: TipoJogada</text:span></text:p>
      <text:p text:style-name="P9"><text:span text:style-name="T3"><text:tab/>Descrição: Define os tipos de jogada. Esses jogadas podem ser de dois tipos: Abrir ou Marcar.</text:span></text:p>
      <text:p text:style-name="P9"/>
      <text:p text:style-name="P9"><text:span text:style-name="T3"><text:tab/>Enumeração: TipoMarcacao</text:span></text:p>
      <text:p text:style-name="P9"><text:span text:style-name="T3"><text:tab/>Descrição: Define os tipos de marcações para uma marcação. Essas marcações podem ser de três tipos: Bandeira, Duvida ou Nenhuma.</text:span></text:p>
      <text:p text:style-name="P9"/>
      <text:p text:style-name="P9"><text:span text:style-name="T3"><text:tab/>Enumeração: TipoTabuleiro</text:span></text:p>
      <text:p text:style-name="P9"><text:span text:style-name="T3"><text:tab/>Descrição: Define os tipos de tabuleiro possíveis. Existem três tipos de tabuleiros: Iniciante, Intermediário e Avançado.</text:span></text:p>
      <text:p text:style-name="P9"/>
      <text:p text:style-name="P9"><text:soft-page-break/><text:span text:style-name="T3"><text:tab/>Interface: DistribuidorMinas</text:span></text:p>
      <text:p text:style-name="P9"><text:span text:style-name="T3"><text:tab/>Descrição: Define responsabilidade de distribuir minas em um tabuleiro.</text:span></text:p>
      <text:p text:style-name="P9"><text:tab/></text:p>
      <text:p text:style-name="P9"><text:span text:style-name="T3"><text:tab/>Interface: Iterator</text:span></text:p>
      <text:p text:style-name="P1"><text:span text:style-name="T5"><text:tab/>Descrição: Define responsabilidades sobre classes iteradoras.</text:span></text:p>
      <text:p text:style-name="P1"><text:span text:style-name="T5"/></text:p>
      <text:p text:style-name="P1"><text:span text:style-name="T5"/></text:p>
      <text:p text:style-name="P13"><text:span text:style-name="T5">4.</text:span><text:span text:style-name="T4">Sobre os padrões</text:span></text:p>
      <text:p text:style-name="P13"><text:span text:style-name="T4"/></text:p>
      <text:p text:style-name="P13"><text:span text:style-name="T4"><text:tab/></text:span><text:span text:style-name="T11">4.1.</text:span><text:span text:style-name="T4">Padrão Strategy</text:span></text:p>
      <text:p text:style-name="P15"><text:span text:style-name="T6"><text:tab/><text:tab/></text:span><text:span text:style-name="T7">O padrão strategy foi utilizad</text:span><text:span text:style-name="T9">o</text:span><text:span text:style-name="T7"> no sistema de distribuição de minas do projeto. Basicamente foi definida uma interface chamada DistribuirMinas que delega a responsabilidade de distribuir minas </text:span><text:span text:style-name="T10">a </text:span><text:span text:style-name="T7">um</text:span><text:span text:style-name="T10">a</text:span><text:span text:style-name="T7"> <text:s/>classe que a implementasse, nesse caso </text:span><text:span text:style-name="T8">DistribuirAleat</text:span><text:span text:style-name="T7">orio e </text:span><text:span text:style-name="T8">Distribuir</text:span><text:span text:style-name="T9">PorArquivo, </text:span><text:span text:style-name="T10">fazendo que o acoplamento abaixasse. Por fim, foi inserido na classe tabuleiro uma instância de </text:span><text:span text:style-name="T7">DistribuirMinas </text:span><text:span text:style-name="T10">que ficaria responsável por distribuir minas naquele tabuleiro.</text:span></text:p>
      <text:p text:style-name="P14"><text:span text:style-name="T9"/></text:p>
      <text:p text:style-name="P13"><text:span text:style-name="T6"><text:tab/></text:span><text:span text:style-name="T12">4.2.</text:span><text:span text:style-name="T11">Padrão Iterator</text:span></text:p>
      <text:p text:style-name="P13"><text:span text:style-name="T11"><text:tab/><text:tab/></text:span><text:span text:style-name="T9">O padrão iterator foi utilizad</text:span><text:span text:style-name="T10">o para criar uma forma prática de recuperar quadrados que estavam em certos estados no tabuleiro. Em primeiro lugar foi criada a classe BandeirasIterator que tem por função varrer todo um tabuleiro em busca de quadrados os quais estejam marcados com bandeiras. Em segundo, foi criada a classe MinasIterator e como o próprio nome já diz tem o papel de varrer e retornar quadrados que contenham em seu conteúdo uma mina. Também foi criado a classe TabuleiroIterator cuja função é simples. Retornar todo e qualquer quadrado que compõe o tabuleiro. O padrão iterator também foi utilizado para percorrer os vizinhos de um certo quad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Rod" svg:font-family="Ro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S</meta:editing-duration>
    <meta:editing-cycles>9</meta:editing-cycles>
    <meta:generator>LibreOffice/4.1.3.2$Windows_x86 LibreOffice_project/70feb7d99726f064edab4605a8ab840c50ec57a</meta:generator>
    <dc:date>2013-12-01T20:44:11.732000000</dc:date>
    <meta:document-statistic meta:table-count="0" meta:image-count="0" meta:object-count="0" meta:page-count="3" meta:paragraph-count="53" meta:word-count="772" meta:character-count="5150" meta:non-whitespace-character-count="4387"/>
    <meta:user-defined meta:name="Info 1"/>
    <meta:user-defined meta:name="Info 2"/>
    <meta:user-defined meta:name="Info 3"/>
    <meta:user-defined meta:name="Info 4"/>
  </office:meta>
</office:document-meta>
</file>